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7676D011F1772F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itle">
      <style:text-properties officeooo:paragraph-rsid="0013ebed"/>
    </style:style>
    <style:style style:name="P6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3ebed"/>
    </style:style>
    <style:style style:name="T3" style:family="text">
      <style:text-properties officeooo:rsid="00154322"/>
    </style:style>
    <style:style style:name="T4" style:family="text">
      <style:text-properties officeooo:rsid="0017d40b"/>
    </style:style>
    <style:style style:name="T5" style:family="text">
      <style:text-properties officeooo:rsid="0018697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/>
      <text:h text:style-name="P6" text:outline-level="1"/>
      <text:h text:style-name="P6" text:outline-level="1"/>
      <text:h text:style-name="P6" text:outline-level="1"><draw:frame draw:style-name="fr1" draw:name="Image1" text:anchor-type="as-char" svg:width="2in" svg:height="2in" draw:z-index="0"><draw:image xlink:href="Pictures/10000001000001F4000001F47676D011F1772F06.png" xlink:type="simple" xlink:show="embed" xlink:actuate="onLoad" draw:mime-type="image/png"/></draw:frame></text:h>
      <text:p text:style-name="P5"><text:span text:style-name="T2">PathPlannerLib</text:span><text:span text:style-name="T1"> </text:span></text:p>
      <text:p text:style-name="P5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5">2025.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creation-date>2022-11-17T12:16:14.685000000</meta:creation-date>
    <meta:generator>LibreOffice/7.5.9.2$Windows_x86 LibreOffice_project/cdeefe45c17511d326101eed8008ac4092f278a9</meta:generator>
    <dc:date>2025-02-05T17:23:30.118000000</dc:date>
    <dc:creator>Jim Simpson</dc:creator>
    <meta:editing-duration>PT10M54S</meta:editing-duration>
    <meta:editing-cycles>18</meta:editing-cycles>
    <meta:document-statistic meta:table-count="0" meta:image-count="1" meta:object-count="0" meta:page-count="2" meta:paragraph-count="5" meta:word-count="5" meta:character-count="46" meta:non-whitespace-character-count="43"/>
  </office:meta>
</office:document-meta>
</file>